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022cm"/>
    </style:style>
    <style:style style:name="gr2" style:family="graphic" style:parent-style-name="standard">
      <style:graphic-properties draw:stroke="none" svg:stroke-color="#000000" draw:fill="none" draw:fill-color="#ffffff" fo:min-height="0.398cm"/>
    </style:style>
    <style:style style:name="gr3" style:family="graphic" style:parent-style-name="standard">
      <style:graphic-properties draw:marker-end="Arrow" draw:marker-end-width="0.15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1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8pt"/>
    </style:style>
    <style:style style:name="T1" style:family="text">
      <style:text-properties fo:font-size="12pt"/>
    </style:style>
    <style:style style:name="T2" style:family="text">
      <style:text-properties fo:font-size="10pt"/>
    </style:style>
    <style:style style:name="T3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id="id1" draw:layer="layout" svg:width="2.688cm" svg:height="1.272cm" svg:x="4.669cm" svg:y="4.983cm">
          <draw:text-box>
            <text:p text:style-name="P1"><text:span text:style-name="T1">Generator</text:span></text:p>
          </draw:text-box>
        </draw:frame>
        <draw:frame draw:style-name="gr1" draw:text-style-name="P2" draw:id="id2" draw:layer="layout" svg:width="2.688cm" svg:height="1.272cm" svg:x="10.71cm" svg:y="4.983cm">
          <draw:text-box>
            <text:p text:style-name="P1"><text:span text:style-name="T1">Clerk</text:span></text:p>
          </draw:text-box>
        </draw:frame>
        <draw:frame draw:style-name="gr2" draw:text-style-name="P4" draw:layer="layout" svg:width="1.406cm" svg:height="0.692cm" svg:x="7.525cm" svg:y="5.052cm">
          <draw:text-box>
            <text:p text:style-name="P3"><text:span text:style-name="T2">arrive</text:span></text:p>
          </draw:text-box>
        </draw:frame>
        <draw:connector draw:style-name="gr3" draw:text-style-name="P5" draw:layer="layout" svg:x1="7.357cm" svg:y1="5.619cm" svg:x2="10.71cm" svg:y2="5.619cm" draw:start-shape="id1" draw:start-glue-point="1" draw:end-shape="id2" draw:end-glue-point="3">
          <text:p text:style-name="P3"/>
        </draw:connector>
        <draw:frame draw:style-name="gr2" draw:text-style-name="P4" draw:layer="layout" svg:width="1.406cm" svg:height="0.692cm" svg:x="9.356cm" svg:y="5.052cm">
          <draw:text-box>
            <text:p text:style-name="P3"><text:span text:style-name="T2">arrive</text:span></text:p>
          </draw:text-box>
        </draw:frame>
        <draw:frame draw:style-name="gr4" draw:text-style-name="P6" draw:layer="layout" svg:width="3.054cm" svg:height="0.631cm" svg:x="4.475cm" svg:y="3.975cm">
          <draw:text-box>
            <text:p text:style-name="P3"><text:span text:style-name="T3">source model</text:span></text:p>
          </draw:text-box>
        </draw:frame>
        <draw:line draw:style-name="gr5" draw:text-style-name="P5" draw:layer="layout" svg:x1="5.477cm" svg:y1="4.517cm" svg:x2="5.459cm" svg:y2="4.934cm">
          <text:p text:style-name="P3"/>
        </draw:line>
        <draw:line draw:style-name="gr5" draw:text-style-name="P5" draw:layer="layout" svg:x1="8.071cm" svg:y1="4.618cm" svg:x2="8.053cm" svg:y2="5.035cm">
          <text:p text:style-name="P3"/>
        </draw:line>
        <draw:frame draw:style-name="gr4" draw:text-style-name="P6" draw:layer="layout" svg:width="2.269cm" svg:height="0.631cm" svg:x="6.768cm" svg:y="4.076cm">
          <draw:text-box>
            <text:p text:style-name="P3"><text:span text:style-name="T3">source port</text:span></text:p>
          </draw:text-box>
        </draw:frame>
        <draw:line draw:style-name="gr5" draw:text-style-name="P5" draw:layer="layout" svg:x1="10.206cm" svg:y1="4.619cm" svg:x2="10.188cm" svg:y2="5.036cm">
          <text:p text:style-name="P3"/>
        </draw:line>
        <draw:frame draw:style-name="gr4" draw:text-style-name="P6" draw:layer="layout" svg:width="3.233cm" svg:height="0.631cm" svg:x="9.211cm" svg:y="4.077cm">
          <draw:text-box>
            <text:p text:style-name="P3"><text:span text:style-name="T3">destination port</text:span></text:p>
          </draw:text-box>
        </draw:frame>
        <draw:frame draw:style-name="gr4" draw:text-style-name="P6" draw:layer="layout" svg:width="2.851cm" svg:height="0.631cm" svg:x="11.819cm" svg:y="3.978cm">
          <draw:text-box>
            <text:p text:style-name="P3"><text:span text:style-name="T3">destination model</text:span></text:p>
          </draw:text-box>
        </draw:frame>
        <draw:line draw:style-name="gr5" draw:text-style-name="P5" draw:layer="layout" svg:x1="13.257cm" svg:y1="4.52cm" svg:x2="13.239cm" svg:y2="4.937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creation-date>2008-01-06T19:12:25</meta:creation-date>
    <dc:date>2008-01-06T19:14:18</dc:date>
    <meta:editing-cycles>1</meta:editing-cycles>
    <meta:editing-duration>PT1M53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